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29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21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</style:style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1" calcext:value-type="float">
            <text:p>3.91</text:p>
          </table:table-cell>
          <table:table-cell table:formula="of:=PRODUCT([.C13:.D13])" office:value-type="float" office:value="3.91" calcext:value-type="float">
            <text:p>3.91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  <table:table-cell/>
        </table:table-row>
        <table:table-row table:style-name="ro1">
          <table:table-cell/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.11</text:p>
          </table:table-cell>
          <table:table-cell table:formula="of:=PRODUCT([.C15:.D15])" office:value-type="float" office:value="1.11" calcext:value-type="float">
            <text:p>1.11</text:p>
          </table:table-cell>
          <table:table-cell office:value-type="string" calcext:value-type="string">
            <text:p><text:a xlink:href="https://www.digikey.com/en/products/detail/kyocera-avx/TPSD336M020R0200/1164367?s=N4IgTCBcDaIC4AcDOATAzGgbAWwAxlwCd9dcQBdAXyA" xlink:type="simple">https://www.digikey.com/en/products/detail/kyocera-avx/TPSD336M020R0200/1164367?s=N4IgTCBcDaIC4AcDOATAzGgbAWwAxlwCd9dcQBdAXyA</text:a>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8:.D18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  <table:table-cell office:value-type="string" calcext:value-type="string">
            <text:p>C30, C32, C33</text:p>
          </table:table-cell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2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formula="of:=PRODUCT([.C22:.D22])" office:value-type="float" office:value="0.15" calcext:value-type="float">
            <text:p>0.15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  <table:table-cell office:value-type="string" calcext:value-type="string">
            <text:p>C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033R61E224KE01D/10691187" xlink:type="simple">https://www.digikey.com/en/products/detail/murata-electronics/GRM033R61E224KE01D/10691187</text:a></text:p>
          </table:table-cell>
          <table:table-cell office:value-type="string" calcext:value-type="string">
            <text:p>C15</text:p>
          </table:table-cell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10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table:formula="of:=PRODUCT([.C28:.D28])" office:value-type="float" office:value="0.27" calcext:value-type="float">
            <text:p>0.27</text:p>
          </table:table-cell>
          <table:table-cell office:value-type="string" calcext:value-type="string">
            <text:p><text:a xlink:href="https://www.digikey.com/en/products/detail/samsung-electro-mechanics/CL10E104KC8VPNC/20498486?s=N4IgjCBcpgbFoDGUBmBDANgZwKYBoQB7KAbRAGYBOAJgBZ4BdAgBwBcoQBlVgJwEsAdgHMQAX1EFqpcAAYZAlCAaigA" xlink:type="simple">https://www.digikey.com/en/products/detail/samsung-electro-mechanics/CL10E104KC8VPNC/20498486?s=N4IgjCBcpgbFoDGUBmBDANgZwKYBoQB7KAbRAGYBOAJgBZ4BdAgBwBcoQBlVgJwEsAdgHMQAX1EFqpcAAYZAlCAaigA</text:a></text:p>
          </table:table-cell>
          <table:table-cell office:value-type="string" calcext:value-type="string">
            <text:p>C35</text:p>
          </table:table-cell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1"/>
          <table:table-cell table:number-columns-repeated="6"/>
        </table:table-row>
        <table:table-row table:style-name="ro2">
          <table:table-cell table:style-name="ce1" office:value-type="string" calcext:value-type="string">
            <text:p>3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PRODUCT([.C34:.D34])" office:value-type="float" office:value="0.14" calcext:value-type="float">
            <text:p>0.14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  <table:table-cell office:value-type="string" calcext:value-type="string">
            <text:p>R1</text:p>
          </table:table-cell>
        </table:table-row>
        <table:table-row table:style-name="ro1" table:number-rows-repeated="6">
          <table:table-cell table:style-name="ce1"/>
          <table:table-cell table:number-columns-repeated="6"/>
        </table:table-row>
        <table:table-row table:style-name="ro2"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table:formula="of:=PRODUCT([.C41:.D41])" office:value-type="float" office:value="0.14" calcext:value-type="float">
            <text:p>0.14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  <table:table-cell office:value-type="string" calcext:value-type="string">
            <text:p>R8</text:p>
          </table:table-cell>
        </table:table-row>
        <table:table-row table:style-name="ro1" table:number-rows-repeated="3">
          <table:table-cell table:style-name="ce1"/>
          <table:table-cell table:number-columns-repeated="6"/>
        </table:table-row>
        <table:table-row table:style-name="ro1">
          <table:table-cell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52])" office:value-type="float" office:value="6.12" calcext:value-type="float">
            <text:p>6.12</text:p>
          </table:table-cell>
          <table:table-cell table:number-columns-repeated="5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5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/00/0000</text:date>, <text:time style:data-style-name="N2" text:time-value="18:59:34.7825362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8.2.1$Linux_X86_64 LibreOffice_project/480$Build-1</meta:generator>
    <dc:date>2024-10-28T19:00:10.366576230</dc:date>
    <meta:editing-duration>PT16H36M3S</meta:editing-duration>
    <meta:editing-cycles>44</meta:editing-cycles>
    <meta:document-statistic meta:table-count="1" meta:cell-count="54" meta:object-count="0"/>
  </office:meta>
</office:document-meta>
</file>